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WWNum2"/>
    <style:style style:name="P2" style:family="paragraph" style:parent-style-name="Standard" style:list-style-name="WWNum3"/>
    <style:style style:name="P3" style:family="paragraph" style:parent-style-name="Standard">
      <style:text-properties officeooo:rsid="00108802" officeooo:paragraph-rsid="00108802"/>
    </style:style>
    <style:style style:name="P4" style:family="paragraph" style:parent-style-name="Standard" style:list-style-name="WWNum1">
      <style:paragraph-properties fo:line-height="200%"/>
      <style:text-properties officeooo:rsid="00127d22" officeooo:paragraph-rsid="00127d22"/>
    </style:style>
    <style:style style:name="P5" style:family="paragraph" style:parent-style-name="Standard" style:list-style-name="WWNum1">
      <style:paragraph-properties fo:line-height="200%"/>
      <style:text-properties style:font-name="Arial" officeooo:rsid="00108802" officeooo:paragraph-rsid="00108802"/>
    </style:style>
    <style:style style:name="P6" style:family="paragraph" style:parent-style-name="Standard" style:list-style-name="WWNum1">
      <style:paragraph-properties fo:line-height="200%"/>
      <style:text-properties style:font-name="Arial" fo:font-size="12pt" officeooo:rsid="00127d22" officeooo:paragraph-rsid="00127d22" style:font-size-asian="12pt" style:font-size-complex="12pt"/>
    </style:style>
    <style:style style:name="P7" style:family="paragraph" style:parent-style-name="Standard" style:list-style-name="WWNum1">
      <style:paragraph-properties fo:line-height="200%"/>
      <style:text-properties style:font-name="Arial" fo:font-size="12pt" officeooo:paragraph-rsid="00127d22" style:font-size-asian="12pt" style:font-size-complex="12pt"/>
    </style:style>
    <style:style style:name="P8" style:family="paragraph" style:parent-style-name="Standard">
      <style:paragraph-properties fo:line-height="200%"/>
      <style:text-properties style:font-name="Arial"/>
    </style:style>
    <style:style style:name="P9" style:family="paragraph" style:parent-style-name="Standard" style:list-style-name="WWNum1">
      <style:paragraph-properties fo:line-height="200%"/>
      <style:text-properties style:font-name="Arial"/>
    </style:style>
    <style:style style:name="P10" style:family="paragraph" style:parent-style-name="Standard" style:list-style-name="WWNum1">
      <style:paragraph-properties fo:line-height="200%"/>
      <style:text-properties style:font-name="Arial" officeooo:paragraph-rsid="00108802"/>
    </style:style>
    <style:style style:name="P11" style:family="paragraph" style:parent-style-name="Standard" style:list-style-name="WWNum1">
      <style:paragraph-properties fo:line-height="200%"/>
      <style:text-properties style:font-name="Arial" officeooo:paragraph-rsid="00127d22"/>
    </style:style>
    <style:style style:name="P12" style:family="paragraph" style:parent-style-name="Standard" style:list-style-name="WWNum1">
      <style:paragraph-properties fo:line-height="200%"/>
      <style:text-properties officeooo:paragraph-rsid="00127d22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5pt" style:font-size-asian="15pt" style:font-size-complex="15pt"/>
    </style:style>
    <style:style style:name="T1" style:family="text">
      <style:text-properties fo:color="#000000" style:text-outline="false" style:font-name="Arial-BoldMT" fo:font-size="24pt" fo:letter-spacing="normal" fo:font-weight="bold" style:letter-kerning="false" style:font-size-asian="24pt" style:font-weight-asian="bold"/>
    </style:style>
    <style:style style:name="T2" style:family="text">
      <style:text-properties fo:color="#000000" style:text-outline="false" style:font-name="Arial-BoldMT" fo:font-size="24pt" fo:letter-spacing="normal" fo:font-weight="bold" style:letter-kerning="true" style:font-size-asian="24pt" style:font-weight-asian="bold"/>
    </style:style>
    <style:style style:name="T3" style:family="text">
      <style:text-properties fo:color="#000000" style:text-outline="false" style:font-name="Arial-BoldMT" fo:font-size="24pt" fo:letter-spacing="normal" fo:font-weight="bold" officeooo:rsid="00108802" style:letter-kerning="true" style:font-size-asian="24pt" style:font-weight-asian="bold" style:font-weight-complex="normal"/>
    </style:style>
    <style:style style:name="T4" style:family="text">
      <style:text-properties fo:color="#000000" style:text-outline="false" style:font-name="Arial-BoldMT" fo:letter-spacing="normal" fo:font-weight="bold" style:letter-kerning="true" style:font-weight-asian="bold"/>
    </style:style>
    <style:style style:name="T5" style:family="text">
      <style:text-properties fo:color="#000000" style:text-outline="false" style:font-name="Arial-BoldMT" fo:letter-spacing="normal" fo:font-weight="bold" officeooo:rsid="00108802" style:letter-kerning="true" style:font-weight-asian="bold" style:font-weight-complex="normal"/>
    </style:style>
    <style:style style:name="T6" style:family="text">
      <style:text-properties fo:color="#000000" style:text-outline="false" style:font-name="Arial-BoldMT" fo:letter-spacing="normal" fo:font-weight="bold" style:letter-kerning="false" style:font-weight-asian="bold"/>
    </style:style>
    <style:style style:name="T7" style:family="text">
      <style:text-properties fo:color="#000000" style:text-outline="false" style:font-name="Arial-BoldMT" fo:font-size="22pt" fo:letter-spacing="normal" fo:font-weight="bold" style:letter-kerning="true" style:font-weight-asian="bold"/>
    </style:style>
    <style:style style:name="T8" style:family="text">
      <style:text-properties fo:color="#000000" style:text-outline="false" style:font-name="Arial-BoldMT" fo:font-size="22pt" fo:letter-spacing="normal" fo:font-weight="bold" style:letter-kerning="false" style:font-weight-asian="bold"/>
    </style:style>
    <style:style style:name="T9" style:family="text">
      <style:text-properties fo:color="#000000" style:text-outline="false" style:font-name="ArialMT" fo:font-size="24pt" fo:letter-spacing="normal" fo:font-weight="normal" style:letter-kerning="false" style:font-size-asian="24pt" style:font-weight-asian="normal"/>
    </style:style>
    <style:style style:name="T10" style:family="text">
      <style:text-properties fo:color="#000000" style:text-outline="false" style:font-name="ArialMT" fo:font-size="24pt" fo:letter-spacing="normal" fo:font-weight="normal" officeooo:rsid="00108802" style:letter-kerning="false" style:font-size-asian="24pt" style:font-weight-asian="normal"/>
    </style:style>
    <style:style style:name="T11" style:family="text">
      <style:text-properties fo:color="#000000" style:text-outline="false" style:font-name="ArialMT" fo:font-size="24pt" fo:letter-spacing="normal" fo:font-weight="normal" style:letter-kerning="true" style:font-size-asian="24pt" style:font-weight-asian="normal"/>
    </style:style>
    <style:style style:name="T12" style:family="text">
      <style:text-properties fo:color="#000000" style:text-outline="false" style:font-name="ArialMT" fo:letter-spacing="normal" fo:font-weight="normal" style:letter-kerning="true" style:font-weight-asian="normal"/>
    </style:style>
    <style:style style:name="T13" style:family="text">
      <style:text-properties fo:color="#000000" style:text-outline="false" style:font-name="ArialMT" fo:letter-spacing="normal" fo:font-weight="normal" style:letter-kerning="false" style:font-weight-asian="normal"/>
    </style:style>
    <style:style style:name="T14" style:family="text">
      <style:text-properties fo:color="#000000" style:text-outline="false" style:font-name="ArialMT" fo:font-size="22pt" fo:letter-spacing="normal" fo:font-weight="normal" style:letter-kerning="true" style:font-weight-asian="normal"/>
    </style:style>
    <style:style style:name="T15" style:family="text">
      <style:text-properties fo:color="#000000" style:text-outline="false" style:font-name="ArialMT" fo:font-size="22pt" fo:letter-spacing="normal" fo:font-weight="normal" style:letter-kerning="false" style:font-weight-asian="normal"/>
    </style:style>
    <style:style style:name="T16" style:family="text">
      <style:text-properties fo:color="#000000" style:text-outline="false" fo:letter-spacing="normal" fo:font-weight="bold" style:letter-kerning="true" style:font-weight-asian="bold"/>
    </style:style>
    <style:style style:name="T17" style:family="text">
      <style:text-properties fo:color="#000000" style:text-outline="false" fo:letter-spacing="normal" fo:font-weight="bold" officeooo:rsid="00108802" style:letter-kerning="true" style:font-weight-asian="bold" style:font-weight-complex="normal"/>
    </style:style>
    <style:style style:name="T18" style:family="text">
      <style:text-properties fo:color="#000000" style:text-outline="false" fo:letter-spacing="normal" fo:font-weight="bold" style:letter-kerning="false" style:font-weight-asian="bold"/>
    </style:style>
    <style:style style:name="T19" style:family="text">
      <style:text-properties fo:color="#000000" style:text-outline="false" fo:letter-spacing="normal" fo:font-weight="normal" style:letter-kerning="true" style:font-weight-asian="normal"/>
    </style:style>
    <style:style style:name="T20" style:family="text">
      <style:text-properties fo:color="#000000" style:text-outline="false" fo:letter-spacing="normal" fo:font-weight="normal" style:letter-kerning="false" style:font-weight-asian="normal"/>
    </style:style>
    <style:style style:name="T21" style:family="text">
      <style:text-properties officeooo:rsid="0010880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8802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08802" style:font-weight-asian="normal" style:font-weight-complex="normal"/>
    </style:style>
    <style:style style:name="T26" style:family="text">
      <style:text-properties style:font-name="Arial" fo:font-weight="normal" style:font-weight-asian="normal" style:font-weight-complex="normal"/>
    </style:style>
    <style:style style:name="T27" style:family="text">
      <style:text-properties style:font-name="Arial" fo:font-weight="normal" officeooo:rsid="0010880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seudocode to make a peanut butter and jelly sandwich.</text:p>
      <text:p text:style-name="P8"/>
      <text:list xml:id="list2784901571" text:style-name="WWNum1">
        <text:list-item>
          <text:p text:style-name="P9">Get two slices of bread.</text:p>
        </text:list-item>
        <text:list-item>
          <text:p text:style-name="P5">PeanutUse <text:span text:style-name="T22">:=</text:span> <text:span text:style-name="T22">FALSE</text:span></text:p>
        </text:list-item>
        <text:list-item>
          <text:p text:style-name="P10"><text:span text:style-name="T23">FOR</text:span><text:span text:style-name="T25"> each bread slice:</text:span></text:p>
          <text:list>
            <text:list-item>
              <text:p text:style-name="P11">Obtain an unused slice of bread. </text:p>
            </text:list-item>
            <text:list-item>
              <text:p text:style-name="P7"><text:span text:style-name="T16">IF</text:span><text:span text:style-name="T19"> PEANUT-USE = </text:span><text:span text:style-name="T16">FALSE</text:span><text:span text:style-name="T19"> </text:span><text:span text:style-name="T16">THEN</text:span><text:span text:style-name="T19"> </text:span><text:span text:style-name="T20">Spread peanut butter on one side of the piece of bread. <text:s/>PEANUT-USE </text:span><text:span text:style-name="T18">:=</text:span><text:span text:style-name="T20"> </text:span><text:span text:style-name="T18">TRUE</text:span><text:span text:style-name="T20"> </text:span></text:p>
            </text:list-item>
            <text:list-item>
              <text:p text:style-name="P7"><text:span text:style-name="T16">ELSE</text:span><text:span text:style-name="T19"> </text:span><text:span text:style-name="T20">Spread jelly on one side of bread slice.</text:span></text:p>
            </text:list-item>
            <text:list-item>
              <text:p text:style-name="P6"><text:span text:style-name="T17">END FOR</text:span></text:p>
            </text:list-item>
          </text:list>
        </text:list-item>
        <text:list-item>
          <text:p text:style-name="P10"><text:span text:style-name="T25">Squarely place peanut butter side of one bread slice against jelly side of the other bread slice.</text:span></text:p>
        </text:list-item>
        <text:list-item>
          <text:p text:style-name="P5"><text:span text:style-name="T24">Place on plate.</text:span></text:p>
        </text:list-item>
        <text:list-item>
          <text:p text:style-name="P12"><text:span text:style-name="T27">Cut in half diagonally.</text:span></text:p>
        </text:list-item>
        <text:list-item>
          <text:p text:style-name="P4"><text:span text:style-name="T27">S</text:span><text:span text:style-name="T26">erve.</text:span></text:p>
          <text:p text:style-name="P12"><text:span text:style-name="T9"> 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08T16:38:45.831292162</dc:date>
    <meta:editing-duration>PT59S</meta:editing-duration>
    <meta:editing-cycles>1</meta:editing-cycles>
    <meta:document-statistic meta:table-count="0" meta:image-count="0" meta:object-count="0" meta:page-count="1" meta:paragraph-count="13" meta:word-count="93" meta:character-count="469" meta:non-whitespace-character-count="395"/>
    <meta:generator>LibreOffice/6.3.4.2$MacOSX_X86_64 LibreOffice_project/60da17e045e08f1793c57c00ba83cdfce946d0aa</meta:generator>
  </office:meta>
</office:document-meta>
</file>